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15pt"/>
    </style:style>
    <style:style style:name="co2" style:family="table-column">
      <style:table-column-properties fo:break-before="auto" style:column-width="68.85pt"/>
    </style:style>
    <style:style style:name="co3" style:family="table-column">
      <style:table-column-properties fo:break-before="auto" style:column-width="83.31pt"/>
    </style:style>
    <style:style style:name="co4" style:family="table-column">
      <style:table-column-properties fo:break-before="auto" style:column-width="80.39pt"/>
    </style:style>
    <style:style style:name="co5" style:family="table-column">
      <style:table-column-properties fo:break-before="auto" style:column-width="79.94pt"/>
    </style:style>
    <style:style style:name="co6" style:family="table-column">
      <style:table-column-properties fo:break-before="auto" style:column-width="77.05pt"/>
    </style:style>
    <style:style style:name="co7" style:family="table-column">
      <style:table-column-properties fo:break-before="auto" style:column-width="76.5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wf_num</text:p>
          </table:table-cell>
          <table:table-cell office:value-type="string" calcext:value-type="string">
            <text:p><text:s/>mk_blind</text:p>
          </table:table-cell>
          <table:table-cell office:value-type="string" calcext:value-type="string">
            <text:p><text:s/>mk_maxmin</text:p>
          </table:table-cell>
          <table:table-cell office:value-type="string" calcext:value-type="string">
            <text:p><text:s/>mk_minmin</text:p>
          </table:table-cell>
          <table:table-cell office:value-type="string" calcext:value-type="string">
            <text:p><text:s/>mk_myopic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diff_maxmin</text:p>
          </table:table-cell>
          <table:table-cell office:value-type="string" calcext:value-type="string">
            <text:p>diff_minmin</text:p>
          </table:table-cell>
          <table:table-cell office:value-type="string" calcext:value-type="string">
            <text:p>diff_myopi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831" calcext:value-type="float">
            <text:p>0.2831</text:p>
          </table:table-cell>
          <table:table-cell table:number-columns-repeated="2" office:value-type="float" office:value="0.18943" calcext:value-type="float">
            <text:p>0.18943</text:p>
          </table:table-cell>
          <table:table-cell office:value-type="float" office:value="0.29165" calcext:value-type="float">
            <text:p>0.29165</text:p>
          </table:table-cell>
          <table:table-cell table:formula="of:=IF(OR([.B2] &lt; [.C2]; [.B2] &lt; [.D2]; [.B2] &lt; [.E2]); &quot;epic&quot;; &quot;nope&quot;)" office:value-type="string" office:string-value="epic" calcext:value-type="string">
            <text:p>epic</text:p>
          </table:table-cell>
          <table:table-cell table:formula="of:=[.B2]-[.C2]" office:value-type="float" office:value="0.09367" calcext:value-type="float">
            <text:p>0.09367</text:p>
          </table:table-cell>
          <table:table-cell table:formula="of:=[.B2]-[.D2]" office:value-type="float" office:value="0.09367" calcext:value-type="float">
            <text:p>0.09367</text:p>
          </table:table-cell>
          <table:table-cell table:formula="of:=[.B2]-[.E2]" office:value-type="float" office:value="-0.00855" calcext:value-type="float">
            <text:p>-0.008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0.15884" calcext:value-type="float">
            <text:p>0.15884</text:p>
          </table:table-cell>
          <table:table-cell office:value-type="float" office:value="0.16263" calcext:value-type="float">
            <text:p>0.16263</text:p>
          </table:table-cell>
          <table:table-cell table:formula="of:=IF(OR([.B3] &lt; [.C3]; [.B3] &lt; [.D3]; [.B3] &lt; [.E3]); &quot;epic&quot;; &quot;nope&quot;)" office:value-type="string" office:string-value="epic" calcext:value-type="string">
            <text:p>epic</text:p>
          </table:table-cell>
          <table:table-cell table:formula="of:=[.B3]-[.C3]" office:value-type="float" office:value="0.01554" calcext:value-type="float">
            <text:p>0.01554</text:p>
          </table:table-cell>
          <table:table-cell table:formula="of:=[.B3]-[.D3]" office:value-type="float" office:value="0.00375999999999999" calcext:value-type="float">
            <text:p>0.00376</text:p>
          </table:table-cell>
          <table:table-cell table:formula="of:=[.B3]-[.E3]" office:value-type="float" office:value="-0.00003000000000003" calcext:value-type="float">
            <text:p>-0.00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63" calcext:value-type="float">
            <text:p>0.1163</text:p>
          </table:table-cell>
          <table:table-cell table:number-columns-repeated="2" office:value-type="float" office:value="0.04443" calcext:value-type="float">
            <text:p>0.04443</text:p>
          </table:table-cell>
          <table:table-cell office:value-type="float" office:value="0.07749" calcext:value-type="float">
            <text:p>0.07749</text:p>
          </table:table-cell>
          <table:table-cell table:formula="of:=IF(OR([.B4] &lt; [.C4]; [.B4] &lt; [.D4]; [.B4] &lt; [.E4]); &quot;epic&quot;; &quot;nope&quot;)" office:value-type="string" office:string-value="nope" calcext:value-type="string">
            <text:p>nope</text:p>
          </table:table-cell>
          <table:table-cell table:formula="of:=[.B4]-[.C4]" office:value-type="float" office:value="0.07187" calcext:value-type="float">
            <text:p>0.07187</text:p>
          </table:table-cell>
          <table:table-cell table:formula="of:=[.B4]-[.D4]" office:value-type="float" office:value="0.07187" calcext:value-type="float">
            <text:p>0.07187</text:p>
          </table:table-cell>
          <table:table-cell table:formula="of:=[.B4]-[.E4]" office:value-type="float" office:value="0.03881" calcext:value-type="float">
            <text:p>0.03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16273" calcext:value-type="float">
            <text:p>0.16273</text:p>
          </table:table-cell>
          <table:table-cell office:value-type="float" office:value="0.16785" calcext:value-type="float">
            <text:p>0.16785</text:p>
          </table:table-cell>
          <table:table-cell office:value-type="float" office:value="0.19555" calcext:value-type="float">
            <text:p>0.19555</text:p>
          </table:table-cell>
          <table:table-cell table:formula="of:=IF(OR([.B5] &lt; [.C5]; [.B5] &lt; [.D5]; [.B5] &lt; [.E5]); &quot;epic&quot;; &quot;nope&quot;)" office:value-type="string" office:string-value="nope" calcext:value-type="string">
            <text:p>nope</text:p>
          </table:table-cell>
          <table:table-cell table:formula="of:=[.B5]-[.C5]" office:value-type="float" office:value="0.07487" calcext:value-type="float">
            <text:p>0.07487</text:p>
          </table:table-cell>
          <table:table-cell table:formula="of:=[.B5]-[.D5]" office:value-type="float" office:value="0.06975" calcext:value-type="float">
            <text:p>0.06975</text:p>
          </table:table-cell>
          <table:table-cell table:formula="of:=[.B5]-[.E5]" office:value-type="float" office:value="0.04205" calcext:value-type="float">
            <text:p>0.042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12383" calcext:value-type="float">
            <text:p>0.12383</text:p>
          </table:table-cell>
          <table:table-cell office:value-type="float" office:value="0.14076" calcext:value-type="float">
            <text:p>0.14076</text:p>
          </table:table-cell>
          <table:table-cell office:value-type="float" office:value="0.19288" calcext:value-type="float">
            <text:p>0.19288</text:p>
          </table:table-cell>
          <table:table-cell table:formula="of:=IF(OR([.B6] &lt; [.C6]; [.B6] &lt; [.D6]; [.B6] &lt; [.E6]); &quot;epic&quot;; &quot;nope&quot;)" office:value-type="string" office:string-value="nope" calcext:value-type="string">
            <text:p>nope</text:p>
          </table:table-cell>
          <table:table-cell table:formula="of:=[.B6]-[.C6]" office:value-type="float" office:value="0.11257" calcext:value-type="float">
            <text:p>0.11257</text:p>
          </table:table-cell>
          <table:table-cell table:formula="of:=[.B6]-[.D6]" office:value-type="float" office:value="0.09564" calcext:value-type="float">
            <text:p>0.09564</text:p>
          </table:table-cell>
          <table:table-cell table:formula="of:=[.B6]-[.E6]" office:value-type="float" office:value="0.04352" calcext:value-type="float">
            <text:p>0.043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0703" calcext:value-type="float">
            <text:p>0.20703</text:p>
          </table:table-cell>
          <table:table-cell office:value-type="float" office:value="0.30969" calcext:value-type="float">
            <text:p>0.30969</text:p>
          </table:table-cell>
          <table:table-cell table:formula="of:=IF(OR([.B7] &lt; [.C7]; [.B7] &lt; [.D7]; [.B7] &lt; [.E7]); &quot;epic&quot;; &quot;nope&quot;)" office:value-type="string" office:string-value="nope" calcext:value-type="string">
            <text:p>nope</text:p>
          </table:table-cell>
          <table:table-cell table:formula="of:=[.B7]-[.C7]" office:value-type="float" office:value="0.1536" calcext:value-type="float">
            <text:p>0.1536</text:p>
          </table:table-cell>
          <table:table-cell table:formula="of:=[.B7]-[.D7]" office:value-type="float" office:value="0.14687" calcext:value-type="float">
            <text:p>0.14687</text:p>
          </table:table-cell>
          <table:table-cell table:formula="of:=[.B7]-[.E7]" office:value-type="float" office:value="0.04421" calcext:value-type="float">
            <text:p>0.04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328" calcext:value-type="float">
            <text:p>0.2328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float" office:value="0.1766" calcext:value-type="float">
            <text:p>0.1766</text:p>
          </table:table-cell>
          <table:table-cell table:formula="of:=IF(OR([.B8] &lt; [.C8]; [.B8] &lt; [.D8]; [.B8] &lt; [.E8]); &quot;epic&quot;; &quot;nope&quot;)" office:value-type="string" office:string-value="nope" calcext:value-type="string">
            <text:p>nope</text:p>
          </table:table-cell>
          <table:table-cell table:formula="of:=[.B8]-[.C8]" office:value-type="float" office:value="0.1818" calcext:value-type="float">
            <text:p>0.1818</text:p>
          </table:table-cell>
          <table:table-cell table:formula="of:=[.B8]-[.D8]" office:value-type="float" office:value="0.1818" calcext:value-type="float">
            <text:p>0.1818</text:p>
          </table:table-cell>
          <table:table-cell table:formula="of:=[.B8]-[.E8]" office:value-type="float" office:value="0.0562" calcext:value-type="float">
            <text:p>0.05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20492" calcext:value-type="float">
            <text:p>0.20492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28263" calcext:value-type="float">
            <text:p>0.28263</text:p>
          </table:table-cell>
          <table:table-cell table:formula="of:=IF(OR([.B9] &lt; [.C9]; [.B9] &lt; [.D9]; [.B9] &lt; [.E9]); &quot;epic&quot;; &quot;nope&quot;)" office:value-type="string" office:string-value="nope" calcext:value-type="string">
            <text:p>nope</text:p>
          </table:table-cell>
          <table:table-cell table:formula="of:=[.B9]-[.C9]" office:value-type="float" office:value="0.13528" calcext:value-type="float">
            <text:p>0.13528</text:p>
          </table:table-cell>
          <table:table-cell table:formula="of:=[.B9]-[.D9]" office:value-type="float" office:value="0.1609" calcext:value-type="float">
            <text:p>0.1609</text:p>
          </table:table-cell>
          <table:table-cell table:formula="of:=[.B9]-[.E9]" office:value-type="float" office:value="0.05757" calcext:value-type="float">
            <text:p>0.057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028" calcext:value-type="float">
            <text:p>0.2028</text:p>
          </table:table-cell>
          <table:table-cell table:number-columns-repeated="2" office:value-type="float" office:value="0.06902" calcext:value-type="float">
            <text:p>0.06902</text:p>
          </table:table-cell>
          <table:table-cell office:value-type="float" office:value="0.13577" calcext:value-type="float">
            <text:p>0.13577</text:p>
          </table:table-cell>
          <table:table-cell table:formula="of:=IF(OR([.B10] &lt; [.C10]; [.B10] &lt; [.D10]; [.B10] &lt; [.E10]); &quot;epic&quot;; &quot;nope&quot;)" office:value-type="string" office:string-value="nope" calcext:value-type="string">
            <text:p>nope</text:p>
          </table:table-cell>
          <table:table-cell table:formula="of:=[.B10]-[.C10]" office:value-type="float" office:value="0.13378" calcext:value-type="float">
            <text:p>0.13378</text:p>
          </table:table-cell>
          <table:table-cell table:formula="of:=[.B10]-[.D10]" office:value-type="float" office:value="0.13378" calcext:value-type="float">
            <text:p>0.13378</text:p>
          </table:table-cell>
          <table:table-cell table:formula="of:=[.B10]-[.E10]" office:value-type="float" office:value="0.06703" calcext:value-type="float">
            <text:p>0.067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54" calcext:value-type="float">
            <text:p>0.1554</text:p>
          </table:table-cell>
          <table:table-cell table:number-columns-repeated="2" office:value-type="float" office:value="0.04435" calcext:value-type="float">
            <text:p>0.04435</text:p>
          </table:table-cell>
          <table:table-cell office:value-type="float" office:value="0.08609" calcext:value-type="float">
            <text:p>0.08609</text:p>
          </table:table-cell>
          <table:table-cell table:formula="of:=IF(OR([.B11] &lt; [.C11]; [.B11] &lt; [.D11]; [.B11] &lt; [.E11]); &quot;epic&quot;; &quot;nope&quot;)" office:value-type="string" office:string-value="nope" calcext:value-type="string">
            <text:p>nope</text:p>
          </table:table-cell>
          <table:table-cell table:formula="of:=[.B11]-[.C11]" office:value-type="float" office:value="0.11105" calcext:value-type="float">
            <text:p>0.11105</text:p>
          </table:table-cell>
          <table:table-cell table:formula="of:=[.B11]-[.D11]" office:value-type="float" office:value="0.11105" calcext:value-type="float">
            <text:p>0.11105</text:p>
          </table:table-cell>
          <table:table-cell table:formula="of:=[.B11]-[.E11]" office:value-type="float" office:value="0.06931" calcext:value-type="float">
            <text:p>0.069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15965" calcext:value-type="float">
            <text:p>0.15965</text:p>
          </table:table-cell>
          <table:table-cell office:value-type="float" office:value="0.15846" calcext:value-type="float">
            <text:p>0.15846</text:p>
          </table:table-cell>
          <table:table-cell office:value-type="float" office:value="0.20035" calcext:value-type="float">
            <text:p>0.20035</text:p>
          </table:table-cell>
          <table:table-cell table:formula="of:=IF(OR([.B12] &lt; [.C12]; [.B12] &lt; [.D12]; [.B12] &lt; [.E12]); &quot;epic&quot;; &quot;nope&quot;)" office:value-type="string" office:string-value="nope" calcext:value-type="string">
            <text:p>nope</text:p>
          </table:table-cell>
          <table:table-cell table:formula="of:=[.B12]-[.C12]" office:value-type="float" office:value="0.11205" calcext:value-type="float">
            <text:p>0.11205</text:p>
          </table:table-cell>
          <table:table-cell table:formula="of:=[.B12]-[.D12]" office:value-type="float" office:value="0.11324" calcext:value-type="float">
            <text:p>0.11324</text:p>
          </table:table-cell>
          <table:table-cell table:formula="of:=[.B12]-[.E12]" office:value-type="float" office:value="0.07135" calcext:value-type="float">
            <text:p>0.071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102" calcext:value-type="float">
            <text:p>0.4102</text:p>
          </table:table-cell>
          <table:table-cell table:number-columns-repeated="2" office:value-type="float" office:value="0.22829" calcext:value-type="float">
            <text:p>0.22829</text:p>
          </table:table-cell>
          <table:table-cell office:value-type="float" office:value="0.33676" calcext:value-type="float">
            <text:p>0.33676</text:p>
          </table:table-cell>
          <table:table-cell table:formula="of:=IF(OR([.B13] &lt; [.C13]; [.B13] &lt; [.D13]; [.B13] &lt; [.E13]); &quot;epic&quot;; &quot;nope&quot;)" office:value-type="string" office:string-value="nope" calcext:value-type="string">
            <text:p>nope</text:p>
          </table:table-cell>
          <table:table-cell table:formula="of:=[.B13]-[.C13]" office:value-type="float" office:value="0.18191" calcext:value-type="float">
            <text:p>0.18191</text:p>
          </table:table-cell>
          <table:table-cell table:formula="of:=[.B13]-[.D13]" office:value-type="float" office:value="0.18191" calcext:value-type="float">
            <text:p>0.18191</text:p>
          </table:table-cell>
          <table:table-cell table:formula="of:=[.B13]-[.E13]" office:value-type="float" office:value="0.07344" calcext:value-type="float">
            <text:p>0.073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077" calcext:value-type="float">
            <text:p>0.2077</text:p>
          </table:table-cell>
          <table:table-cell table:number-columns-repeated="2" office:value-type="float" office:value="0.05241" calcext:value-type="float">
            <text:p>0.05241</text:p>
          </table:table-cell>
          <table:table-cell office:value-type="float" office:value="0.13357" calcext:value-type="float">
            <text:p>0.13357</text:p>
          </table:table-cell>
          <table:table-cell table:formula="of:=IF(OR([.B14] &lt; [.C14]; [.B14] &lt; [.D14]; [.B14] &lt; [.E14]); &quot;epic&quot;; &quot;nope&quot;)" office:value-type="string" office:string-value="nope" calcext:value-type="string">
            <text:p>nope</text:p>
          </table:table-cell>
          <table:table-cell table:formula="of:=[.B14]-[.C14]" office:value-type="float" office:value="0.15529" calcext:value-type="float">
            <text:p>0.15529</text:p>
          </table:table-cell>
          <table:table-cell table:formula="of:=[.B14]-[.D14]" office:value-type="float" office:value="0.15529" calcext:value-type="float">
            <text:p>0.15529</text:p>
          </table:table-cell>
          <table:table-cell table:formula="of:=[.B14]-[.E14]" office:value-type="float" office:value="0.07413" calcext:value-type="float">
            <text:p>0.07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14478" calcext:value-type="float">
            <text:p>0.14478</text:p>
          </table:table-cell>
          <table:table-cell office:value-type="float" office:value="0.15324" calcext:value-type="float">
            <text:p>0.15324</text:p>
          </table:table-cell>
          <table:table-cell office:value-type="float" office:value="0.14793" calcext:value-type="float">
            <text:p>0.14793</text:p>
          </table:table-cell>
          <table:table-cell table:formula="of:=IF(OR([.B15] &lt; [.C15]; [.B15] &lt; [.D15]; [.B15] &lt; [.E15]); &quot;epic&quot;; &quot;nope&quot;)" office:value-type="string" office:string-value="nope" calcext:value-type="string">
            <text:p>nope</text:p>
          </table:table-cell>
          <table:table-cell table:formula="of:=[.B15]-[.C15]" office:value-type="float" office:value="0.07992" calcext:value-type="float">
            <text:p>0.07992</text:p>
          </table:table-cell>
          <table:table-cell table:formula="of:=[.B15]-[.D15]" office:value-type="float" office:value="0.07146" calcext:value-type="float">
            <text:p>0.07146</text:p>
          </table:table-cell>
          <table:table-cell table:formula="of:=[.B15]-[.E15]" office:value-type="float" office:value="0.07677" calcext:value-type="float">
            <text:p>0.076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727" calcext:value-type="float">
            <text:p>0.3727</text:p>
          </table:table-cell>
          <table:table-cell office:value-type="float" office:value="0.22008" calcext:value-type="float">
            <text:p>0.22008</text:p>
          </table:table-cell>
          <table:table-cell office:value-type="float" office:value="0.20555" calcext:value-type="float">
            <text:p>0.20555</text:p>
          </table:table-cell>
          <table:table-cell office:value-type="float" office:value="0.29105" calcext:value-type="float">
            <text:p>0.29105</text:p>
          </table:table-cell>
          <table:table-cell table:formula="of:=IF(OR([.B16] &lt; [.C16]; [.B16] &lt; [.D16]; [.B16] &lt; [.E16]); &quot;epic&quot;; &quot;nope&quot;)" office:value-type="string" office:string-value="nope" calcext:value-type="string">
            <text:p>nope</text:p>
          </table:table-cell>
          <table:table-cell table:formula="of:=[.B16]-[.C16]" office:value-type="float" office:value="0.15262" calcext:value-type="float">
            <text:p>0.15262</text:p>
          </table:table-cell>
          <table:table-cell table:formula="of:=[.B16]-[.D16]" office:value-type="float" office:value="0.16715" calcext:value-type="float">
            <text:p>0.16715</text:p>
          </table:table-cell>
          <table:table-cell table:formula="of:=[.B16]-[.E16]" office:value-type="float" office:value="0.08165" calcext:value-type="float">
            <text:p>0.081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15217" calcext:value-type="float">
            <text:p>0.15217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13194" calcext:value-type="float">
            <text:p>0.13194</text:p>
          </table:table-cell>
          <table:table-cell table:formula="of:=IF(OR([.B17] &lt; [.C17]; [.B17] &lt; [.D17]; [.B17] &lt; [.E17]); &quot;epic&quot;; &quot;nope&quot;)" office:value-type="string" office:string-value="nope" calcext:value-type="string">
            <text:p>nope</text:p>
          </table:table-cell>
          <table:table-cell table:formula="of:=[.B17]-[.C17]" office:value-type="float" office:value="0.06623" calcext:value-type="float">
            <text:p>0.06623</text:p>
          </table:table-cell>
          <table:table-cell table:formula="of:=[.B17]-[.D17]" office:value-type="float" office:value="0.0839" calcext:value-type="float">
            <text:p>0.0839</text:p>
          </table:table-cell>
          <table:table-cell table:formula="of:=[.B17]-[.E17]" office:value-type="float" office:value="0.08646" calcext:value-type="float">
            <text:p>0.086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14449" calcext:value-type="float">
            <text:p>0.14449</text:p>
          </table:table-cell>
          <table:table-cell office:value-type="float" office:value="0.16763" calcext:value-type="float">
            <text:p>0.16763</text:p>
          </table:table-cell>
          <table:table-cell office:value-type="float" office:value="0.15219" calcext:value-type="float">
            <text:p>0.15219</text:p>
          </table:table-cell>
          <table:table-cell table:formula="of:=IF(OR([.B18] &lt; [.C18]; [.B18] &lt; [.D18]; [.B18] &lt; [.E18]); &quot;epic&quot;; &quot;nope&quot;)" office:value-type="string" office:string-value="nope" calcext:value-type="string">
            <text:p>nope</text:p>
          </table:table-cell>
          <table:table-cell table:formula="of:=[.B18]-[.C18]" office:value-type="float" office:value="0.09711" calcext:value-type="float">
            <text:p>0.09711</text:p>
          </table:table-cell>
          <table:table-cell table:formula="of:=[.B18]-[.D18]" office:value-type="float" office:value="0.07397" calcext:value-type="float">
            <text:p>0.07397</text:p>
          </table:table-cell>
          <table:table-cell table:formula="of:=[.B18]-[.E18]" office:value-type="float" office:value="0.08941" calcext:value-type="float">
            <text:p>0.089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318" calcext:value-type="float">
            <text:p>0.2318</text:p>
          </table:table-cell>
          <table:table-cell table:number-columns-repeated="2" office:value-type="float" office:value="0.06516" calcext:value-type="float">
            <text:p>0.06516</text:p>
          </table:table-cell>
          <table:table-cell office:value-type="float" office:value="0.14182" calcext:value-type="float">
            <text:p>0.14182</text:p>
          </table:table-cell>
          <table:table-cell table:formula="of:=IF(OR([.B19] &lt; [.C19]; [.B19] &lt; [.D19]; [.B19] &lt; [.E19]); &quot;epic&quot;; &quot;nope&quot;)" office:value-type="string" office:string-value="nope" calcext:value-type="string">
            <text:p>nope</text:p>
          </table:table-cell>
          <table:table-cell table:formula="of:=[.B19]-[.C19]" office:value-type="float" office:value="0.16664" calcext:value-type="float">
            <text:p>0.16664</text:p>
          </table:table-cell>
          <table:table-cell table:formula="of:=[.B19]-[.D19]" office:value-type="float" office:value="0.16664" calcext:value-type="float">
            <text:p>0.16664</text:p>
          </table:table-cell>
          <table:table-cell table:formula="of:=[.B19]-[.E19]" office:value-type="float" office:value="0.08998" calcext:value-type="float">
            <text:p>0.089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447" calcext:value-type="float">
            <text:p>0.28447</text:p>
          </table:table-cell>
          <table:table-cell table:formula="of:=IF(OR([.B20] &lt; [.C20]; [.B20] &lt; [.D20]; [.B20] &lt; [.E20]); &quot;epic&quot;; &quot;nope&quot;)" office:value-type="string" office:string-value="nope" calcext:value-type="string">
            <text:p>nope</text:p>
          </table:table-cell>
          <table:table-cell table:formula="of:=[.B20]-[.C20]" office:value-type="float" office:value="0.15105" calcext:value-type="float">
            <text:p>0.15105</text:p>
          </table:table-cell>
          <table:table-cell table:formula="of:=[.B20]-[.D20]" office:value-type="float" office:value="0.1471" calcext:value-type="float">
            <text:p>0.1471</text:p>
          </table:table-cell>
          <table:table-cell table:formula="of:=[.B20]-[.E20]" office:value-type="float" office:value="0.09323" calcext:value-type="float">
            <text:p>0.09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96" calcext:value-type="float">
            <text:p>0.3096</text:p>
          </table:table-cell>
          <table:table-cell office:value-type="float" office:value="0.19086" calcext:value-type="float">
            <text:p>0.19086</text:p>
          </table:table-cell>
          <table:table-cell office:value-type="float" office:value="0.18726" calcext:value-type="float">
            <text:p>0.18726</text:p>
          </table:table-cell>
          <table:table-cell office:value-type="float" office:value="0.21595" calcext:value-type="float">
            <text:p>0.21595</text:p>
          </table:table-cell>
          <table:table-cell table:formula="of:=IF(OR([.B21] &lt; [.C21]; [.B21] &lt; [.D21]; [.B21] &lt; [.E21]); &quot;epic&quot;; &quot;nope&quot;)" office:value-type="string" office:string-value="nope" calcext:value-type="string">
            <text:p>nope</text:p>
          </table:table-cell>
          <table:table-cell table:formula="of:=[.B21]-[.C21]" office:value-type="float" office:value="0.11874" calcext:value-type="float">
            <text:p>0.11874</text:p>
          </table:table-cell>
          <table:table-cell table:formula="of:=[.B21]-[.D21]" office:value-type="float" office:value="0.12234" calcext:value-type="float">
            <text:p>0.12234</text:p>
          </table:table-cell>
          <table:table-cell table:formula="of:=[.B21]-[.E21]" office:value-type="float" office:value="0.09365" calcext:value-type="float">
            <text:p>0.093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20253" calcext:value-type="float">
            <text:p>0.20253</text:p>
          </table:table-cell>
          <table:table-cell office:value-type="float" office:value="0.24355" calcext:value-type="float">
            <text:p>0.24355</text:p>
          </table:table-cell>
          <table:table-cell office:value-type="float" office:value="0.26405" calcext:value-type="float">
            <text:p>0.26405</text:p>
          </table:table-cell>
          <table:table-cell table:formula="of:=IF(OR([.B22] &lt; [.C22]; [.B22] &lt; [.D22]; [.B22] &lt; [.E22]); &quot;epic&quot;; &quot;nope&quot;)" office:value-type="string" office:string-value="nope" calcext:value-type="string">
            <text:p>nope</text:p>
          </table:table-cell>
          <table:table-cell table:formula="of:=[.B22]-[.C22]" office:value-type="float" office:value="0.16527" calcext:value-type="float">
            <text:p>0.16527</text:p>
          </table:table-cell>
          <table:table-cell table:formula="of:=[.B22]-[.D22]" office:value-type="float" office:value="0.12425" calcext:value-type="float">
            <text:p>0.12425</text:p>
          </table:table-cell>
          <table:table-cell table:formula="of:=[.B22]-[.E22]" office:value-type="float" office:value="0.10375" calcext:value-type="float">
            <text:p>0.10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11861" calcext:value-type="float">
            <text:p>0.11861</text:p>
          </table:table-cell>
          <table:table-cell office:value-type="float" office:value="0.12979" calcext:value-type="float">
            <text:p>0.12979</text:p>
          </table:table-cell>
          <table:table-cell office:value-type="float" office:value="0.16975" calcext:value-type="float">
            <text:p>0.16975</text:p>
          </table:table-cell>
          <table:table-cell table:formula="of:=IF(OR([.B23] &lt; [.C23]; [.B23] &lt; [.D23]; [.B23] &lt; [.E23]); &quot;epic&quot;; &quot;nope&quot;)" office:value-type="string" office:string-value="nope" calcext:value-type="string">
            <text:p>nope</text:p>
          </table:table-cell>
          <table:table-cell table:formula="of:=[.B23]-[.C23]" office:value-type="float" office:value="0.16689" calcext:value-type="float">
            <text:p>0.16689</text:p>
          </table:table-cell>
          <table:table-cell table:formula="of:=[.B23]-[.D23]" office:value-type="float" office:value="0.15571" calcext:value-type="float">
            <text:p>0.15571</text:p>
          </table:table-cell>
          <table:table-cell table:formula="of:=[.B23]-[.E23]" office:value-type="float" office:value="0.11575" calcext:value-type="float">
            <text:p>0.115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827" calcext:value-type="float">
            <text:p>0.4827</text:p>
          </table:table-cell>
          <table:table-cell table:number-columns-repeated="2" office:value-type="float" office:value="0.24339" calcext:value-type="float">
            <text:p>0.24339</text:p>
          </table:table-cell>
          <table:table-cell office:value-type="float" office:value="0.36408" calcext:value-type="float">
            <text:p>0.36408</text:p>
          </table:table-cell>
          <table:table-cell table:formula="of:=IF(OR([.B24] &lt; [.C24]; [.B24] &lt; [.D24]; [.B24] &lt; [.E24]); &quot;epic&quot;; &quot;nope&quot;)" office:value-type="string" office:string-value="nope" calcext:value-type="string">
            <text:p>nope</text:p>
          </table:table-cell>
          <table:table-cell table:formula="of:=[.B24]-[.C24]" office:value-type="float" office:value="0.23931" calcext:value-type="float">
            <text:p>0.23931</text:p>
          </table:table-cell>
          <table:table-cell table:formula="of:=[.B24]-[.D24]" office:value-type="float" office:value="0.23931" calcext:value-type="float">
            <text:p>0.23931</text:p>
          </table:table-cell>
          <table:table-cell table:formula="of:=[.B24]-[.E24]" office:value-type="float" office:value="0.11862" calcext:value-type="float">
            <text:p>0.118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24765" calcext:value-type="float">
            <text:p>0.24765</text:p>
          </table:table-cell>
          <table:table-cell office:value-type="float" office:value="0.25606" calcext:value-type="float">
            <text:p>0.25606</text:p>
          </table:table-cell>
          <table:table-cell office:value-type="float" office:value="0.38782" calcext:value-type="float">
            <text:p>0.38782</text:p>
          </table:table-cell>
          <table:table-cell table:formula="of:=IF(OR([.B25] &lt; [.C25]; [.B25] &lt; [.D25]; [.B25] &lt; [.E25]); &quot;epic&quot;; &quot;nope&quot;)" office:value-type="string" office:string-value="nope" calcext:value-type="string">
            <text:p>nope</text:p>
          </table:table-cell>
          <table:table-cell table:formula="of:=[.B25]-[.C25]" office:value-type="float" office:value="0.26665" calcext:value-type="float">
            <text:p>0.26665</text:p>
          </table:table-cell>
          <table:table-cell table:formula="of:=[.B25]-[.D25]" office:value-type="float" office:value="0.25824" calcext:value-type="float">
            <text:p>0.25824</text:p>
          </table:table-cell>
          <table:table-cell table:formula="of:=[.B25]-[.E25]" office:value-type="float" office:value="0.12648" calcext:value-type="float">
            <text:p>0.126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144" calcext:value-type="float">
            <text:p>0.2144</text:p>
          </table:table-cell>
          <table:table-cell table:number-columns-repeated="2" office:value-type="float" office:value="0.04883" calcext:value-type="float">
            <text:p>0.04883</text:p>
          </table:table-cell>
          <table:table-cell office:value-type="float" office:value="0.08574" calcext:value-type="float">
            <text:p>0.08574</text:p>
          </table:table-cell>
          <table:table-cell table:formula="of:=IF(OR([.B26] &lt; [.C26]; [.B26] &lt; [.D26]; [.B26] &lt; [.E26]); &quot;epic&quot;; &quot;nope&quot;)" office:value-type="string" office:string-value="nope" calcext:value-type="string">
            <text:p>nope</text:p>
          </table:table-cell>
          <table:table-cell table:formula="of:=[.B26]-[.C26]" office:value-type="float" office:value="0.16557" calcext:value-type="float">
            <text:p>0.16557</text:p>
          </table:table-cell>
          <table:table-cell table:formula="of:=[.B26]-[.D26]" office:value-type="float" office:value="0.16557" calcext:value-type="float">
            <text:p>0.16557</text:p>
          </table:table-cell>
          <table:table-cell table:formula="of:=[.B26]-[.E26]" office:value-type="float" office:value="0.12866" calcext:value-type="float">
            <text:p>0.128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20614" calcext:value-type="float">
            <text:p>0.20614</text:p>
          </table:table-cell>
          <table:table-cell office:value-type="float" office:value="0.22589" calcext:value-type="float">
            <text:p>0.22589</text:p>
          </table:table-cell>
          <table:table-cell office:value-type="float" office:value="0.26223" calcext:value-type="float">
            <text:p>0.26223</text:p>
          </table:table-cell>
          <table:table-cell table:formula="of:=IF(OR([.B27] &lt; [.C27]; [.B27] &lt; [.D27]; [.B27] &lt; [.E27]); &quot;epic&quot;; &quot;nope&quot;)" office:value-type="string" office:string-value="nope" calcext:value-type="string">
            <text:p>nope</text:p>
          </table:table-cell>
          <table:table-cell table:formula="of:=[.B27]-[.C27]" office:value-type="float" office:value="0.19526" calcext:value-type="float">
            <text:p>0.19526</text:p>
          </table:table-cell>
          <table:table-cell table:formula="of:=[.B27]-[.D27]" office:value-type="float" office:value="0.17551" calcext:value-type="float">
            <text:p>0.17551</text:p>
          </table:table-cell>
          <table:table-cell table:formula="of:=[.B27]-[.E27]" office:value-type="float" office:value="0.13917" calcext:value-type="float">
            <text:p>0.139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21221" calcext:value-type="float">
            <text:p>0.21221</text:p>
          </table:table-cell>
          <table:table-cell office:value-type="float" office:value="0.23233" calcext:value-type="float">
            <text:p>0.23233</text:p>
          </table:table-cell>
          <table:table-cell office:value-type="float" office:value="0.25987" calcext:value-type="float">
            <text:p>0.25987</text:p>
          </table:table-cell>
          <table:table-cell table:formula="of:=IF(OR([.B28] &lt; [.C28]; [.B28] &lt; [.D28]; [.B28] &lt; [.E28]); &quot;epic&quot;; &quot;nope&quot;)" office:value-type="string" office:string-value="nope" calcext:value-type="string">
            <text:p>nope</text:p>
          </table:table-cell>
          <table:table-cell table:formula="of:=[.B28]-[.C28]" office:value-type="float" office:value="0.18699" calcext:value-type="float">
            <text:p>0.18699</text:p>
          </table:table-cell>
          <table:table-cell table:formula="of:=[.B28]-[.D28]" office:value-type="float" office:value="0.16687" calcext:value-type="float">
            <text:p>0.16687</text:p>
          </table:table-cell>
          <table:table-cell table:formula="of:=[.B28]-[.E28]" office:value-type="float" office:value="0.13933" calcext:value-type="float">
            <text:p>0.139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731" calcext:value-type="float">
            <text:p>0.3731</text:p>
          </table:table-cell>
          <table:table-cell office:value-type="float" office:value="0.20185" calcext:value-type="float">
            <text:p>0.20185</text:p>
          </table:table-cell>
          <table:table-cell office:value-type="float" office:value="0.19237" calcext:value-type="float">
            <text:p>0.19237</text:p>
          </table:table-cell>
          <table:table-cell office:value-type="float" office:value="0.23289" calcext:value-type="float">
            <text:p>0.23289</text:p>
          </table:table-cell>
          <table:table-cell table:formula="of:=IF(OR([.B29] &lt; [.C29]; [.B29] &lt; [.D29]; [.B29] &lt; [.E29]); &quot;epic&quot;; &quot;nope&quot;)" office:value-type="string" office:string-value="nope" calcext:value-type="string">
            <text:p>nope</text:p>
          </table:table-cell>
          <table:table-cell table:formula="of:=[.B29]-[.C29]" office:value-type="float" office:value="0.17125" calcext:value-type="float">
            <text:p>0.17125</text:p>
          </table:table-cell>
          <table:table-cell table:formula="of:=[.B29]-[.D29]" office:value-type="float" office:value="0.18073" calcext:value-type="float">
            <text:p>0.18073</text:p>
          </table:table-cell>
          <table:table-cell table:formula="of:=[.B29]-[.E29]" office:value-type="float" office:value="0.14021" calcext:value-type="float">
            <text:p>0.140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0.16199" calcext:value-type="float">
            <text:p>0.16199</text:p>
          </table:table-cell>
          <table:table-cell office:value-type="float" office:value="0.14207" calcext:value-type="float">
            <text:p>0.14207</text:p>
          </table:table-cell>
          <table:table-cell table:formula="of:=IF(OR([.B30] &lt; [.C30]; [.B30] &lt; [.D30]; [.B30] &lt; [.E30]); &quot;epic&quot;; &quot;nope&quot;)" office:value-type="string" office:string-value="nope" calcext:value-type="string">
            <text:p>nope</text:p>
          </table:table-cell>
          <table:table-cell table:formula="of:=[.B30]-[.C30]" office:value-type="float" office:value="0.14135" calcext:value-type="float">
            <text:p>0.14135</text:p>
          </table:table-cell>
          <table:table-cell table:formula="of:=[.B30]-[.D30]" office:value-type="float" office:value="0.12061" calcext:value-type="float">
            <text:p>0.12061</text:p>
          </table:table-cell>
          <table:table-cell table:formula="of:=[.B30]-[.E30]" office:value-type="float" office:value="0.14053" calcext:value-type="float">
            <text:p>0.140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063" calcext:value-type="float">
            <text:p>0.4063</text:p>
          </table:table-cell>
          <table:table-cell table:number-columns-repeated="2" office:value-type="float" office:value="0.20125" calcext:value-type="float">
            <text:p>0.20125</text:p>
          </table:table-cell>
          <table:table-cell office:value-type="float" office:value="0.26215" calcext:value-type="float">
            <text:p>0.26215</text:p>
          </table:table-cell>
          <table:table-cell table:formula="of:=IF(OR([.B31] &lt; [.C31]; [.B31] &lt; [.D31]; [.B31] &lt; [.E31]); &quot;epic&quot;; &quot;nope&quot;)" office:value-type="string" office:string-value="nope" calcext:value-type="string">
            <text:p>nope</text:p>
          </table:table-cell>
          <table:table-cell table:formula="of:=[.B31]-[.C31]" office:value-type="float" office:value="0.20505" calcext:value-type="float">
            <text:p>0.20505</text:p>
          </table:table-cell>
          <table:table-cell table:formula="of:=[.B31]-[.D31]" office:value-type="float" office:value="0.20505" calcext:value-type="float">
            <text:p>0.20505</text:p>
          </table:table-cell>
          <table:table-cell table:formula="of:=[.B31]-[.E31]" office:value-type="float" office:value="0.14415" calcext:value-type="float">
            <text:p>0.144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418" calcext:value-type="float">
            <text:p>0.2418</text:p>
          </table:table-cell>
          <table:table-cell table:number-columns-repeated="2" office:value-type="float" office:value="0.05068" calcext:value-type="float">
            <text:p>0.05068</text:p>
          </table:table-cell>
          <table:table-cell office:value-type="float" office:value="0.09365" calcext:value-type="float">
            <text:p>0.09365</text:p>
          </table:table-cell>
          <table:table-cell table:formula="of:=IF(OR([.B32] &lt; [.C32]; [.B32] &lt; [.D32]; [.B32] &lt; [.E32]); &quot;epic&quot;; &quot;nope&quot;)" office:value-type="string" office:string-value="nope" calcext:value-type="string">
            <text:p>nope</text:p>
          </table:table-cell>
          <table:table-cell table:formula="of:=[.B32]-[.C32]" office:value-type="float" office:value="0.19112" calcext:value-type="float">
            <text:p>0.19112</text:p>
          </table:table-cell>
          <table:table-cell table:formula="of:=[.B32]-[.D32]" office:value-type="float" office:value="0.19112" calcext:value-type="float">
            <text:p>0.19112</text:p>
          </table:table-cell>
          <table:table-cell table:formula="of:=[.B32]-[.E32]" office:value-type="float" office:value="0.14815" calcext:value-type="float">
            <text:p>0.148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906" calcext:value-type="float">
            <text:p>0.3906</text:p>
          </table:table-cell>
          <table:table-cell table:number-columns-repeated="2" office:value-type="float" office:value="0.2051" calcext:value-type="float">
            <text:p>0.2051</text:p>
          </table:table-cell>
          <table:table-cell office:value-type="float" office:value="0.23199" calcext:value-type="float">
            <text:p>0.23199</text:p>
          </table:table-cell>
          <table:table-cell table:formula="of:=IF(OR([.B33] &lt; [.C33]; [.B33] &lt; [.D33]; [.B33] &lt; [.E33]); &quot;epic&quot;; &quot;nope&quot;)" office:value-type="string" office:string-value="nope" calcext:value-type="string">
            <text:p>nope</text:p>
          </table:table-cell>
          <table:table-cell table:formula="of:=[.B33]-[.C33]" office:value-type="float" office:value="0.1855" calcext:value-type="float">
            <text:p>0.1855</text:p>
          </table:table-cell>
          <table:table-cell table:formula="of:=[.B33]-[.D33]" office:value-type="float" office:value="0.1855" calcext:value-type="float">
            <text:p>0.1855</text:p>
          </table:table-cell>
          <table:table-cell table:formula="of:=[.B33]-[.E33]" office:value-type="float" office:value="0.15861" calcext:value-type="float">
            <text:p>0.15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20561" calcext:value-type="float">
            <text:p>0.20561</text:p>
          </table:table-cell>
          <table:table-cell office:value-type="float" office:value="0.23893" calcext:value-type="float">
            <text:p>0.23893</text:p>
          </table:table-cell>
          <table:table-cell office:value-type="float" office:value="0.28903" calcext:value-type="float">
            <text:p>0.28903</text:p>
          </table:table-cell>
          <table:table-cell table:formula="of:=IF(OR([.B34] &lt; [.C34]; [.B34] &lt; [.D34]; [.B34] &lt; [.E34]); &quot;epic&quot;; &quot;nope&quot;)" office:value-type="string" office:string-value="nope" calcext:value-type="string">
            <text:p>nope</text:p>
          </table:table-cell>
          <table:table-cell table:formula="of:=[.B34]-[.C34]" office:value-type="float" office:value="0.25509" calcext:value-type="float">
            <text:p>0.25509</text:p>
          </table:table-cell>
          <table:table-cell table:formula="of:=[.B34]-[.D34]" office:value-type="float" office:value="0.22177" calcext:value-type="float">
            <text:p>0.22177</text:p>
          </table:table-cell>
          <table:table-cell table:formula="of:=[.B34]-[.E34]" office:value-type="float" office:value="0.17167" calcext:value-type="float">
            <text:p>0.171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20475" calcext:value-type="float">
            <text:p>0.20475</text:p>
          </table:table-cell>
          <table:table-cell office:value-type="float" office:value="0.21015" calcext:value-type="float">
            <text:p>0.21015</text:p>
          </table:table-cell>
          <table:table-cell office:value-type="float" office:value="0.23681" calcext:value-type="float">
            <text:p>0.23681</text:p>
          </table:table-cell>
          <table:table-cell table:formula="of:=IF(OR([.B35] &lt; [.C35]; [.B35] &lt; [.D35]; [.B35] &lt; [.E35]); &quot;epic&quot;; &quot;nope&quot;)" office:value-type="string" office:string-value="nope" calcext:value-type="string">
            <text:p>nope</text:p>
          </table:table-cell>
          <table:table-cell table:formula="of:=[.B35]-[.C35]" office:value-type="float" office:value="0.20705" calcext:value-type="float">
            <text:p>0.20705</text:p>
          </table:table-cell>
          <table:table-cell table:formula="of:=[.B35]-[.D35]" office:value-type="float" office:value="0.20165" calcext:value-type="float">
            <text:p>0.20165</text:p>
          </table:table-cell>
          <table:table-cell table:formula="of:=[.B35]-[.E35]" office:value-type="float" office:value="0.17499" calcext:value-type="float">
            <text:p>0.17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93" calcext:value-type="float">
            <text:p>0.3993</text:p>
          </table:table-cell>
          <table:table-cell office:value-type="float" office:value="0.15359" calcext:value-type="float">
            <text:p>0.15359</text:p>
          </table:table-cell>
          <table:table-cell office:value-type="float" office:value="0.16522" calcext:value-type="float">
            <text:p>0.16522</text:p>
          </table:table-cell>
          <table:table-cell office:value-type="float" office:value="0.22269" calcext:value-type="float">
            <text:p>0.22269</text:p>
          </table:table-cell>
          <table:table-cell table:formula="of:=IF(OR([.B36] &lt; [.C36]; [.B36] &lt; [.D36]; [.B36] &lt; [.E36]); &quot;epic&quot;; &quot;nope&quot;)" office:value-type="string" office:string-value="nope" calcext:value-type="string">
            <text:p>nope</text:p>
          </table:table-cell>
          <table:table-cell table:formula="of:=[.B36]-[.C36]" office:value-type="float" office:value="0.24571" calcext:value-type="float">
            <text:p>0.24571</text:p>
          </table:table-cell>
          <table:table-cell table:formula="of:=[.B36]-[.D36]" office:value-type="float" office:value="0.23408" calcext:value-type="float">
            <text:p>0.23408</text:p>
          </table:table-cell>
          <table:table-cell table:formula="of:=[.B36]-[.E36]" office:value-type="float" office:value="0.17661" calcext:value-type="float">
            <text:p>0.176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20974" calcext:value-type="float">
            <text:p>0.20974</text:p>
          </table:table-cell>
          <table:table-cell office:value-type="float" office:value="0.22657" calcext:value-type="float">
            <text:p>0.22657</text:p>
          </table:table-cell>
          <table:table-cell office:value-type="float" office:value="0.24825" calcext:value-type="float">
            <text:p>0.24825</text:p>
          </table:table-cell>
          <table:table-cell table:formula="of:=IF(OR([.B37] &lt; [.C37]; [.B37] &lt; [.D37]; [.B37] &lt; [.E37]); &quot;epic&quot;; &quot;nope&quot;)" office:value-type="string" office:string-value="nope" calcext:value-type="string">
            <text:p>nope</text:p>
          </table:table-cell>
          <table:table-cell table:formula="of:=[.B37]-[.C37]" office:value-type="float" office:value="0.23076" calcext:value-type="float">
            <text:p>0.23076</text:p>
          </table:table-cell>
          <table:table-cell table:formula="of:=[.B37]-[.D37]" office:value-type="float" office:value="0.21393" calcext:value-type="float">
            <text:p>0.21393</text:p>
          </table:table-cell>
          <table:table-cell table:formula="of:=[.B37]-[.E37]" office:value-type="float" office:value="0.19225" calcext:value-type="float">
            <text:p>0.19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88" calcext:value-type="float">
            <text:p>0.4488</text:p>
          </table:table-cell>
          <table:table-cell table:number-columns-repeated="2" office:value-type="float" office:value="0.1944" calcext:value-type="float">
            <text:p>0.1944</text:p>
          </table:table-cell>
          <table:table-cell office:value-type="float" office:value="0.25297" calcext:value-type="float">
            <text:p>0.25297</text:p>
          </table:table-cell>
          <table:table-cell table:formula="of:=IF(OR([.B38] &lt; [.C38]; [.B38] &lt; [.D38]; [.B38] &lt; [.E38]); &quot;epic&quot;; &quot;nope&quot;)" office:value-type="string" office:string-value="nope" calcext:value-type="string">
            <text:p>nope</text:p>
          </table:table-cell>
          <table:table-cell table:formula="of:=[.B38]-[.C38]" office:value-type="float" office:value="0.2544" calcext:value-type="float">
            <text:p>0.2544</text:p>
          </table:table-cell>
          <table:table-cell table:formula="of:=[.B38]-[.D38]" office:value-type="float" office:value="0.2544" calcext:value-type="float">
            <text:p>0.2544</text:p>
          </table:table-cell>
          <table:table-cell table:formula="of:=[.B38]-[.E38]" office:value-type="float" office:value="0.19583" calcext:value-type="float">
            <text:p>0.195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18645" calcext:value-type="float">
            <text:p>0.18645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18645" calcext:value-type="float">
            <text:p>0.18645</text:p>
          </table:table-cell>
          <table:table-cell table:formula="of:=IF(OR([.B39] &lt; [.C39]; [.B39] &lt; [.D39]; [.B39] &lt; [.E39]); &quot;epic&quot;; &quot;nope&quot;)" office:value-type="string" office:string-value="nope" calcext:value-type="string">
            <text:p>nope</text:p>
          </table:table-cell>
          <table:table-cell table:formula="of:=[.B39]-[.C39]" office:value-type="float" office:value="0.20135" calcext:value-type="float">
            <text:p>0.20135</text:p>
          </table:table-cell>
          <table:table-cell table:formula="of:=[.B39]-[.D39]" office:value-type="float" office:value="0.1786" calcext:value-type="float">
            <text:p>0.1786</text:p>
          </table:table-cell>
          <table:table-cell table:formula="of:=[.B39]-[.E39]" office:value-type="float" office:value="0.20135" calcext:value-type="float">
            <text:p>0.201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67" calcext:value-type="float">
            <text:p>0.5067</text:p>
          </table:table-cell>
          <table:table-cell table:number-columns-repeated="2" office:value-type="float" office:value="0.25376" calcext:value-type="float">
            <text:p>0.25376</text:p>
          </table:table-cell>
          <table:table-cell office:value-type="float" office:value="0.30533" calcext:value-type="float">
            <text:p>0.30533</text:p>
          </table:table-cell>
          <table:table-cell table:formula="of:=IF(OR([.B40] &lt; [.C40]; [.B40] &lt; [.D40]; [.B40] &lt; [.E40]); &quot;epic&quot;; &quot;nope&quot;)" office:value-type="string" office:string-value="nope" calcext:value-type="string">
            <text:p>nope</text:p>
          </table:table-cell>
          <table:table-cell table:formula="of:=[.B40]-[.C40]" office:value-type="float" office:value="0.25294" calcext:value-type="float">
            <text:p>0.25294</text:p>
          </table:table-cell>
          <table:table-cell table:formula="of:=[.B40]-[.D40]" office:value-type="float" office:value="0.25294" calcext:value-type="float">
            <text:p>0.25294</text:p>
          </table:table-cell>
          <table:table-cell table:formula="of:=[.B40]-[.E40]" office:value-type="float" office:value="0.20137" calcext:value-type="float">
            <text:p>0.201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267" calcext:value-type="float">
            <text:p>0.5267</text:p>
          </table:table-cell>
          <table:table-cell table:number-columns-repeated="2" office:value-type="float" office:value="0.24602" calcext:value-type="float">
            <text:p>0.24602</text:p>
          </table:table-cell>
          <table:table-cell office:value-type="float" office:value="0.31713" calcext:value-type="float">
            <text:p>0.31713</text:p>
          </table:table-cell>
          <table:table-cell table:formula="of:=IF(OR([.B41] &lt; [.C41]; [.B41] &lt; [.D41]; [.B41] &lt; [.E41]); &quot;epic&quot;; &quot;nope&quot;)" office:value-type="string" office:string-value="nope" calcext:value-type="string">
            <text:p>nope</text:p>
          </table:table-cell>
          <table:table-cell table:formula="of:=[.B41]-[.C41]" office:value-type="float" office:value="0.28068" calcext:value-type="float">
            <text:p>0.28068</text:p>
          </table:table-cell>
          <table:table-cell table:formula="of:=[.B41]-[.D41]" office:value-type="float" office:value="0.28068" calcext:value-type="float">
            <text:p>0.28068</text:p>
          </table:table-cell>
          <table:table-cell table:formula="of:=[.B41]-[.E41]" office:value-type="float" office:value="0.20957" calcext:value-type="float">
            <text:p>0.209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24226" calcext:value-type="float">
            <text:p>0.24226</text:p>
          </table:table-cell>
          <table:table-cell table:formula="of:=IF(OR([.B42] &lt; [.C42]; [.B42] &lt; [.D42]; [.B42] &lt; [.E42]); &quot;epic&quot;; &quot;nope&quot;)" office:value-type="string" office:string-value="nope" calcext:value-type="string">
            <text:p>nope</text:p>
          </table:table-cell>
          <table:table-cell table:formula="of:=[.B42]-[.C42]" office:value-type="float" office:value="0.30038" calcext:value-type="float">
            <text:p>0.30038</text:p>
          </table:table-cell>
          <table:table-cell table:formula="of:=[.B42]-[.D42]" office:value-type="float" office:value="0.2672" calcext:value-type="float">
            <text:p>0.2672</text:p>
          </table:table-cell>
          <table:table-cell table:formula="of:=[.B42]-[.E42]" office:value-type="float" office:value="0.21904" calcext:value-type="float">
            <text:p>0.219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625" calcext:value-type="float">
            <text:p>0.5625</text:p>
          </table:table-cell>
          <table:table-cell table:number-columns-repeated="2" office:value-type="float" office:value="0.26802" calcext:value-type="float">
            <text:p>0.26802</text:p>
          </table:table-cell>
          <table:table-cell office:value-type="float" office:value="0.33262" calcext:value-type="float">
            <text:p>0.33262</text:p>
          </table:table-cell>
          <table:table-cell table:formula="of:=IF(OR([.B43] &lt; [.C43]; [.B43] &lt; [.D43]; [.B43] &lt; [.E43]); &quot;epic&quot;; &quot;nope&quot;)" office:value-type="string" office:string-value="nope" calcext:value-type="string">
            <text:p>nope</text:p>
          </table:table-cell>
          <table:table-cell table:formula="of:=[.B43]-[.C43]" office:value-type="float" office:value="0.29448" calcext:value-type="float">
            <text:p>0.29448</text:p>
          </table:table-cell>
          <table:table-cell table:formula="of:=[.B43]-[.D43]" office:value-type="float" office:value="0.29448" calcext:value-type="float">
            <text:p>0.29448</text:p>
          </table:table-cell>
          <table:table-cell table:formula="of:=[.B43]-[.E43]" office:value-type="float" office:value="0.22988" calcext:value-type="float">
            <text:p>0.229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21702" calcext:value-type="float">
            <text:p>0.21702</text:p>
          </table:table-cell>
          <table:table-cell office:value-type="float" office:value="0.23692" calcext:value-type="float">
            <text:p>0.23692</text:p>
          </table:table-cell>
          <table:table-cell office:value-type="float" office:value="0.2625" calcext:value-type="float">
            <text:p>0.2625</text:p>
          </table:table-cell>
          <table:table-cell table:formula="of:=IF(OR([.B44] &lt; [.C44]; [.B44] &lt; [.D44]; [.B44] &lt; [.E44]); &quot;epic&quot;; &quot;nope&quot;)" office:value-type="string" office:string-value="nope" calcext:value-type="string">
            <text:p>nope</text:p>
          </table:table-cell>
          <table:table-cell table:formula="of:=[.B44]-[.C44]" office:value-type="float" office:value="0.27968" calcext:value-type="float">
            <text:p>0.27968</text:p>
          </table:table-cell>
          <table:table-cell table:formula="of:=[.B44]-[.D44]" office:value-type="float" office:value="0.25978" calcext:value-type="float">
            <text:p>0.25978</text:p>
          </table:table-cell>
          <table:table-cell table:formula="of:=[.B44]-[.E44]" office:value-type="float" office:value="0.2342" calcext:value-type="float">
            <text:p>0.23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19806" calcext:value-type="float">
            <text:p>0.19806</text:p>
          </table:table-cell>
          <table:table-cell office:value-type="float" office:value="0.18712" calcext:value-type="float">
            <text:p>0.18712</text:p>
          </table:table-cell>
          <table:table-cell office:value-type="float" office:value="0.23359" calcext:value-type="float">
            <text:p>0.23359</text:p>
          </table:table-cell>
          <table:table-cell table:formula="of:=IF(OR([.B45] &lt; [.C45]; [.B45] &lt; [.D45]; [.B45] &lt; [.E45]); &quot;epic&quot;; &quot;nope&quot;)" office:value-type="string" office:string-value="nope" calcext:value-type="string">
            <text:p>nope</text:p>
          </table:table-cell>
          <table:table-cell table:formula="of:=[.B45]-[.C45]" office:value-type="float" office:value="0.26984" calcext:value-type="float">
            <text:p>0.26984</text:p>
          </table:table-cell>
          <table:table-cell table:formula="of:=[.B45]-[.D45]" office:value-type="float" office:value="0.28078" calcext:value-type="float">
            <text:p>0.28078</text:p>
          </table:table-cell>
          <table:table-cell table:formula="of:=[.B45]-[.E45]" office:value-type="float" office:value="0.23431" calcext:value-type="float">
            <text:p>0.234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02" calcext:value-type="float">
            <text:p>0.502</text:p>
          </table:table-cell>
          <table:table-cell office:value-type="float" office:value="0.21336" calcext:value-type="float">
            <text:p>0.21336</text:p>
          </table:table-cell>
          <table:table-cell office:value-type="float" office:value="0.22899" calcext:value-type="float">
            <text:p>0.22899</text:p>
          </table:table-cell>
          <table:table-cell office:value-type="float" office:value="0.26144" calcext:value-type="float">
            <text:p>0.26144</text:p>
          </table:table-cell>
          <table:table-cell table:formula="of:=IF(OR([.B46] &lt; [.C46]; [.B46] &lt; [.D46]; [.B46] &lt; [.E46]); &quot;epic&quot;; &quot;nope&quot;)" office:value-type="string" office:string-value="nope" calcext:value-type="string">
            <text:p>nope</text:p>
          </table:table-cell>
          <table:table-cell table:formula="of:=[.B46]-[.C46]" office:value-type="float" office:value="0.28864" calcext:value-type="float">
            <text:p>0.28864</text:p>
          </table:table-cell>
          <table:table-cell table:formula="of:=[.B46]-[.D46]" office:value-type="float" office:value="0.27301" calcext:value-type="float">
            <text:p>0.27301</text:p>
          </table:table-cell>
          <table:table-cell table:formula="of:=[.B46]-[.E46]" office:value-type="float" office:value="0.24056" calcext:value-type="float">
            <text:p>0.240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278" calcext:value-type="float">
            <text:p>0.6278</text:p>
          </table:table-cell>
          <table:table-cell table:number-columns-repeated="2" office:value-type="float" office:value="0.27209" calcext:value-type="float">
            <text:p>0.27209</text:p>
          </table:table-cell>
          <table:table-cell office:value-type="float" office:value="0.37818" calcext:value-type="float">
            <text:p>0.37818</text:p>
          </table:table-cell>
          <table:table-cell table:formula="of:=IF(OR([.B47] &lt; [.C47]; [.B47] &lt; [.D47]; [.B47] &lt; [.E47]); &quot;epic&quot;; &quot;nope&quot;)" office:value-type="string" office:string-value="nope" calcext:value-type="string">
            <text:p>nope</text:p>
          </table:table-cell>
          <table:table-cell table:formula="of:=[.B47]-[.C47]" office:value-type="float" office:value="0.35571" calcext:value-type="float">
            <text:p>0.35571</text:p>
          </table:table-cell>
          <table:table-cell table:formula="of:=[.B47]-[.D47]" office:value-type="float" office:value="0.35571" calcext:value-type="float">
            <text:p>0.35571</text:p>
          </table:table-cell>
          <table:table-cell table:formula="of:=[.B47]-[.E47]" office:value-type="float" office:value="0.24962" calcext:value-type="float">
            <text:p>0.249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17366" calcext:value-type="float">
            <text:p>0.17366</text:p>
          </table:table-cell>
          <table:table-cell office:value-type="float" office:value="0.18448" calcext:value-type="float">
            <text:p>0.18448</text:p>
          </table:table-cell>
          <table:table-cell office:value-type="float" office:value="0.18458" calcext:value-type="float">
            <text:p>0.18458</text:p>
          </table:table-cell>
          <table:table-cell table:formula="of:=IF(OR([.B48] &lt; [.C48]; [.B48] &lt; [.D48]; [.B48] &lt; [.E48]); &quot;epic&quot;; &quot;nope&quot;)" office:value-type="string" office:string-value="nope" calcext:value-type="string">
            <text:p>nope</text:p>
          </table:table-cell>
          <table:table-cell table:formula="of:=[.B48]-[.C48]" office:value-type="float" office:value="0.29384" calcext:value-type="float">
            <text:p>0.29384</text:p>
          </table:table-cell>
          <table:table-cell table:formula="of:=[.B48]-[.D48]" office:value-type="float" office:value="0.28302" calcext:value-type="float">
            <text:p>0.28302</text:p>
          </table:table-cell>
          <table:table-cell table:formula="of:=[.B48]-[.E48]" office:value-type="float" office:value="0.28292" calcext:value-type="float">
            <text:p>0.282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98" calcext:value-type="float">
            <text:p>0.4998</text:p>
          </table:table-cell>
          <table:table-cell table:number-columns-repeated="2" office:value-type="float" office:value="0.18918" calcext:value-type="float">
            <text:p>0.18918</text:p>
          </table:table-cell>
          <table:table-cell office:value-type="float" office:value="0.2107" calcext:value-type="float">
            <text:p>0.2107</text:p>
          </table:table-cell>
          <table:table-cell table:formula="of:=IF(OR([.B49] &lt; [.C49]; [.B49] &lt; [.D49]; [.B49] &lt; [.E49]); &quot;epic&quot;; &quot;nope&quot;)" office:value-type="string" office:string-value="nope" calcext:value-type="string">
            <text:p>nope</text:p>
          </table:table-cell>
          <table:table-cell table:formula="of:=[.B49]-[.C49]" office:value-type="float" office:value="0.31062" calcext:value-type="float">
            <text:p>0.31062</text:p>
          </table:table-cell>
          <table:table-cell table:formula="of:=[.B49]-[.D49]" office:value-type="float" office:value="0.31062" calcext:value-type="float">
            <text:p>0.31062</text:p>
          </table:table-cell>
          <table:table-cell table:formula="of:=[.B49]-[.E49]"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364" calcext:value-type="float">
            <text:p>0.4364</text:p>
          </table:table-cell>
          <table:table-cell table:number-columns-repeated="2" office:value-type="float" office:value="0.06642" calcext:value-type="float">
            <text:p>0.06642</text:p>
          </table:table-cell>
          <table:table-cell office:value-type="float" office:value="0.14153" calcext:value-type="float">
            <text:p>0.14153</text:p>
          </table:table-cell>
          <table:table-cell table:formula="of:=IF(OR([.B50] &lt; [.C50]; [.B50] &lt; [.D50]; [.B50] &lt; [.E50]); &quot;epic&quot;; &quot;nope&quot;)" office:value-type="string" office:string-value="nope" calcext:value-type="string">
            <text:p>nope</text:p>
          </table:table-cell>
          <table:table-cell table:formula="of:=[.B50]-[.C50]" office:value-type="float" office:value="0.36998" calcext:value-type="float">
            <text:p>0.36998</text:p>
          </table:table-cell>
          <table:table-cell table:formula="of:=[.B50]-[.D50]" office:value-type="float" office:value="0.36998" calcext:value-type="float">
            <text:p>0.36998</text:p>
          </table:table-cell>
          <table:table-cell table:formula="of:=[.B50]-[.E50]" office:value-type="float" office:value="0.29487" calcext:value-type="float">
            <text:p>0.294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858" calcext:value-type="float">
            <text:p>0.6858</text:p>
          </table:table-cell>
          <table:table-cell table:number-columns-repeated="2" office:value-type="float" office:value="0.26473" calcext:value-type="float">
            <text:p>0.26473</text:p>
          </table:table-cell>
          <table:table-cell office:value-type="float" office:value="0.32212" calcext:value-type="float">
            <text:p>0.32212</text:p>
          </table:table-cell>
          <table:table-cell table:formula="of:=IF(OR([.B51] &lt; [.C51]; [.B51] &lt; [.D51]; [.B51] &lt; [.E51]); &quot;epic&quot;; &quot;nope&quot;)" office:value-type="string" office:string-value="nope" calcext:value-type="string">
            <text:p>nope</text:p>
          </table:table-cell>
          <table:table-cell table:formula="of:=[.B51]-[.C51]" office:value-type="float" office:value="0.42107" calcext:value-type="float">
            <text:p>0.42107</text:p>
          </table:table-cell>
          <table:table-cell table:formula="of:=[.B51]-[.D51]" office:value-type="float" office:value="0.42107" calcext:value-type="float">
            <text:p>0.42107</text:p>
          </table:table-cell>
          <table:table-cell table:formula="of:=[.B51]-[.E51]" office:value-type="float" office:value="0.36368" calcext:value-type="float">
            <text:p>0.36368</text:p>
          </table:table-cell>
        </table:table-row>
      </table:table>
      <table:named-expressions/>
      <table:database-ranges>
        <table:database-range table:name="__Anonymous_Sheet_DB__0" table:target-range-address="results.A1:results.I51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6:18:01.991581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8T09:46:39.589394246</dc:date>
    <meta:editing-duration>PT17H28M41S</meta:editing-duration>
    <meta:editing-cycles>2</meta:editing-cycles>
    <meta:generator>LibreOffice/5.1.4.2$Linux_X86_64 LibreOffice_project/10m0$Build-2</meta:generator>
    <meta:document-statistic meta:table-count="1" meta:cell-count="459" meta:object-count="0"/>
  </office:meta>
</office:document-meta>
</file>